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2">
            <text:p>05/02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Factory Reset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/>
          <table:table-cell office:value-type="string">
            <text:p>Braddock</text:p>
          </table:table-cell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09-21T16:44:53</dc:date>
    <dc:creator>braddock </dc:creator>
    <meta:editing-duration>PT37M27S</meta:editing-duration>
    <meta:editing-cycles>11</meta:editing-cycles>
    <meta:generator>LibreOffice/3.5$Linux_X86_64 LibreOffice_project/350m1$Build-2</meta:generator>
    <meta:document-statistic meta:table-count="3" meta:cell-count="99" meta:object-count="0"/>
  </office:meta>
</office:document-meta>
</file>